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34.55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30.67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0.31mm"/>
    </style:style>
    <style:style style:name="co11" style:family="table-column">
      <style:table-column-properties fo:break-before="auto" style:column-width="52.51mm"/>
    </style:style>
    <style:style style:name="co12" style:family="table-column">
      <style:table-column-properties fo:break-before="auto" style:column-width="78.2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Углеводы[%]</text:p>
          </table:table-cell>
          <table:table-cell table:style-name="ce3" office:value-type="string" calcext:value-type="string">
            <text:p>Жиры [г]</text:p>
          </table:table-cell>
          <table:table-cell table:style-name="ce3" office:value-type="string" calcext:value-type="string">
            <text:p>Белки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2">
          <table:table-cell table:style-name="ce1" office:value-type="string" calcext:value-type="string">
            <text:p><text:s text:c="46"/>1b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.77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3.54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7.0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4.1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28.3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2" office:value-type="string" calcext:value-type="string">
            <text:p><text:s text:c="46"/>2b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.77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3.54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7.0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4.1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28.3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string" calcext:value-type="string">
            <text:p><text:s text:c="46"/>3b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.77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3.54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7.0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4.1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28.3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string" calcext:value-type="string">
            <text:p><text:s text:c="46"/>4b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0.8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.77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3.54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7.0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14.1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Крахмал</text:p>
          </table:table-cell>
          <table:table-cell table:style-name="ce4" office:value-type="string" calcext:value-type="string">
            <text:p>28.3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От 3.2 до 6.0</text:p>
          </table:table-cell>
          <table:table-cell table:style-name="ce3" office:value-type="string" calcext:value-type="string">
            <text:p>Не менее 3.0</text:p>
          </table:table-cell>
          <table:table-cell table:style-name="ce5" office:value-type="date" office:date-value="2018-06-28" calcext:value-type="date">
            <text:p>28.06.18</text:p>
          </table:table-cell>
          <table:table-cell office:value-type="string" calcext:value-type="string">
            <text:p>5 суток</text:p>
          </table:table-cell>
          <table:table-cell table:style-name="ce5" office:value-type="date" office:date-value="2018-06-25" calcext:value-type="date">
            <text:p>25.06.18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2" table:number-rows-repeated="5">
          <table:table-cell table:number-columns-repeated="12"/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.00.0000</text:date>, <text:time style:data-style-name="N2" text:time-value="16:54:44.14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8T16:51:59.798000000</dc:date>
    <meta:editing-duration>PT6M20S</meta:editing-duration>
    <meta:editing-cycles>1</meta:editing-cycles>
    <meta:generator>LibreOffice/5.2.7.2$Windows_x86 LibreOffice_project/2b7f1e640c46ceb28adf43ee075a6e8b8439ed10</meta:generator>
    <meta:document-statistic meta:table-count="1" meta:cell-count="396" meta:object-count="0"/>
  </office:meta>
</office:document-meta>
</file>